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Sub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{{ entity.email }}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1000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oft-page-break/><text:s text:c="28"/>&lt;th colspan="6" class="text-right"&gt;&lt;h4&gt;Subtotal&lt;/h4&gt;&lt;/th&gt;</text:p>
      <text:p text:style-name="P1"><text:s text:c="28"/>&lt;th colspan="2"&gt;&lt;h4&gt;4,947.98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Dodanie zapytania o produkty:</text:p>
      <text:p text:style-name="P4">//shop/src/Application/ShopAdminBundle/Controller/TransactionController.php </text:p>
      <text:p text:style-name="P1"><text:s text:c="4"/>/**</text:p>
      <text:p text:style-name="P1"><text:s text:c="5"/>* Finds and displays a Transaction entity.</text:p>
      <text:p text:style-name="P1"><text:s text:c="5"/>*</text:p>
      <text:p text:style-name="P1"><text:s text:c="5"/>*/</text:p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Admin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3"><text:s text:c="8"/>//$products = $entity-&gt;getProducts(); //powiązane produkty z tabeli product_transaction</text:p>
      <text:p text:style-name="P3"><text:s text:c="8"/>/*</text:p>
      <text:p text:style-name="P3"><text:s text:c="8"/>$query = $em-&gt;createQuery(</text:p>
      <text:p text:style-name="P3"><text:s text:c="12"/>'SELECT</text:p>
      <text:p text:style-name="P3"><text:s text:c="16"/>p, pt</text:p>
      <text:p text:style-name="P3"><text:s text:c="12"/>FROM </text:p>
      <text:p text:style-name="P3"><text:s text:c="16"/>ApplicationShopAdminBundle:Product p </text:p>
      <text:p text:style-name="P3"><text:s text:c="12"/>LEFT JOIN </text:p>
      <text:p text:style-name="P3"><text:s text:c="16"/>p.transactions pt </text:p>
      <text:p text:style-name="P3"><text:s text:c="12"/>LEFT JOIN </text:p>
      <text:p text:style-name="P3"><text:s text:c="16"/>pt.transaction t </text:p>
      <text:p text:style-name="P3"><text:s text:c="12"/>WHERE </text:p>
      <text:p text:style-name="P3"><text:s text:c="16"/>t.id = :transaction_id'</text:p>
      <text:p text:style-name="P3"><text:s text:c="8"/>)-&gt;setParameter(':transaction_id', $id);</text:p>
      <text:p text:style-name="P3"><text:s text:c="8"/></text:p>
      <text:p text:style-name="P3"><text:s text:c="8"/>$products = $query-&gt;getResult();</text:p>
      <text:p text:style-name="P3"><text:s text:c="8"/>*/</text:p>
      <text:p text:style-name="P3"><text:s text:c="8"/></text:p>
      <text:p text:style-name="P3"><text:s text:c="8"/>$repository = $em-&gt;getRepository('ApplicationShopAdminBundle:Product');</text:p>
      <text:p text:style-name="P3"/>
      <text:p text:style-name="P3"><text:s text:c="8"/>$qb = $repository-&gt;createQueryBuilder('p')</text:p>
      <text:p text:style-name="P3"><text:s text:c="12"/>-&gt;add('select', 'p, pt, t')</text:p>
      <text:p text:style-name="P3"><text:s text:c="12"/>-&gt;leftJoin('p.transactions', 'pt')</text:p>
      <text:p text:style-name="P3"><text:s text:c="12"/>-&gt;leftJoin('pt.transaction', 't')</text:p>
      <text:p text:style-name="P3"><text:s text:c="12"/>-&gt;where('t.id = :transaction_id')</text:p>
      <text:p text:style-name="P3"><text:s text:c="12"/>-&gt;setParameter('transaction_id', $id);</text:p>
      <text:p text:style-name="P3"/>
      <text:p text:style-name="P3"><text:s text:c="8"/>$query = $qb-&gt;getQuery();</text:p>
      <text:p text:style-name="P3"><text:s text:c="8"/>$products = $query-&gt;getResult();</text:p>
      <text:p text:style-name="P1"><text:s text:c="8"/></text:p>
      <text:p text:style-name="P1"><text:s text:c="8"/>return $this-&gt;render('ApplicationShopAdminBundle:Transaction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<text:span text:style-name="T1">'products' <text:s text:c="3"/>=&gt; $products,</text:span>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fax"&gt;&lt;/i&gt; (000)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{# {% if entity.company %}</text:p>
      <text:p text:style-name="P1"><text:s text:c="12"/>&lt;h4&gt;{{ entity.company }}&lt;/h4&gt;</text:p>
      <text:p text:style-name="P1"><text:s text:c="12"/>{% endif %}#}</text:p>
      <text:p text:style-name="P1"><text:s text:c="12"/>&lt;ul class="fa-ul"&gt;</text:p>
      <text:p text:style-name="P1"><text:s text:c="16"/>&lt;li&gt;&lt;i class="fa-li fa fa-user"&gt;&lt;/i&gt; &lt;a href="#"&gt;{{ entity.billingFirstname }} {{ entity.billingLastname }}&lt;/a&gt;&lt;/li&gt;</text:p>
      <text:p text:style-name="P1"><text:s text:c="16"/>&lt;li&gt;&lt;i class="fa-li fa fa-envelope"&gt;&lt;/i&gt; &lt;a href="mailto:{{ entity.email }}"&gt;{{ entity.email }}&lt;/a&gt;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oft-page-break/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{{ entity.shippingFirstname }} {{ entity.shippingLastname }}&lt;/li&gt;</text:p>
      <text:p text:style-name="P1"><text:s text:c="16"/>&lt;li&gt;&lt;i class="fa-li fa fa-map-marker"&gt;&lt;/i&gt;</text:p>
      <text:p text:style-name="P1"><text:s text:c="20"/>{{ entity.shippingAddress }}&lt;br/&gt;</text:p>
      <text:p text:style-name="P1"><text:s text:c="20"/>{% if entity.shippingAddress2 %}</text:p>
      <text:p text:style-name="P1"><text:s text:c="22"/>{{ entity.shippingAddress2 }}&lt;br/&gt;</text:p>
      <text:p text:style-name="P1"><text:s text:c="20"/>{% endif %}</text:p>
      <text:p text:style-name="P1"><text:s text:c="20"/>{{ entity.shippingZipcode }} {{ entity.shippingCity }}&lt;br/&gt;</text:p>
      <text:p text:style-name="P1"><text:s text:c="20"/>{{ entity.shippingCountry }}&lt;br/&gt;</text:p>
      <text:p text:style-name="P1"><text:s text:c="16"/>&lt;/li&gt;</text:p>
      <text:p text:style-name="P1"><text:s text:c="16"/>{% if entity.shippingPhone %}</text:p>
      <text:p text:style-name="P1"><text:s text:c="18"/>&lt;li&gt;&lt;i class="fa-li fa fa-phone"&gt;&lt;/i&gt; {{ entity.shippingPhone }}&lt;/li&gt;</text:p>
      <text:p text:style-name="P1"><text:s text:c="16"/>{% endif %}</text:p>
      <text:p text:style-name="P1"><text:s text:c="16"/>{% if entity.shippingFax %}</text:p>
      <text:p text:style-name="P1"><text:s text:c="18"/>&lt;li&gt;&lt;i class="fa-li fa fa-fax"&gt;&lt;/i&gt; {{ entity.shippingFax }}&lt;/li&gt;</text:p>
      <text:p text:style-name="P1"><text:s text:c="16"/>{% endif %}</text:p>
      <text:p text:style-name="P1"><text:s text:c="12"/>&lt;/ul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transaction = null %}</text:p>
      <text:p text:style-name="P1"><text:s text:c="20"/>{% for product in products %}</text:p>
      <text:p text:style-name="P1"><text:s text:c="24"/>&lt;tr&gt;</text:p>
      <text:p text:style-name="P1"><text:s text:c="28"/>&lt;td&gt;&lt;a href="{{ path('application_admin_product_show', { 'id': product.id }) }}"&gt;{{ product.title|raw }}&lt;/a&gt;&lt;/td&gt;</text:p>
      <text:p text:style-name="P1"><text:s text:c="28"/>&lt;td&gt;{{ product.price|number_format(2, '.', ',') }} zł&lt;/td&gt;</text:p>
      <text:p text:style-name="P1"><text:s text:c="28"/>&lt;td&gt;</text:p>
      <text:p text:style-name="P1"><text:s text:c="28"/>{% set subtotal_product = null %}</text:p>
      <text:p text:style-name="P1"><text:s text:c="28"/>{% for pt in product.transactions %}</text:p>
      <text:p text:style-name="P1"><text:s text:c="32"/>{{ pt.quantity }}</text:p>
      <text:p text:style-name="P1"><text:s text:c="32"/>{# {{ pt.id }} -&gt; {{ pt.transaction.id }} #}</text:p>
      <text:p text:style-name="P1"><text:s text:c="32"/>{# {{ pt.product.title }} -&gt; {{ pt.transaction.status }} #}</text:p>
      <text:p text:style-name="P1"><text:s text:c="32"/>{% set subtotal_product = pt.quantity * pt.product.price %}</text:p>
      <text:p text:style-name="P1"><text:s text:c="28"/>{% endfor %}</text:p>
      <text:p text:style-name="P1"><text:s text:c="28"/>&lt;/td&gt;</text:p>
      <text:p text:style-name="P1"><text:s text:c="28"/>&lt;td&gt;{{ subtotal_product|number_format(2, '.', ',') }} zł&lt;/td&gt;</text:p>
      <text:p text:style-name="P1"><text:s text:c="24"/>&lt;/tr&gt;</text:p>
      <text:p text:style-name="P1"><text:s text:c="24"/>{% set subtotal_transaction = subtotal_transaction + subtotal_product %}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{{ subtotal_transaction|number_format(2, '.', ',') }}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oft-page-break/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&lt;i class="fa fa-money"&gt;&lt;/i&gt; Payment method&lt;/h3&gt;</text:p>
      <text:p text:style-name="P1"><text:s text:c="12"/>&lt;p&gt;{{ entity.paymentMethod }}&lt;/p&gt;</text:p>
      <text:p text:style-name="P1"><text:s text:c="12"/></text:p>
      <text:p text:style-name="P1"><text:s text:c="12"/>&lt;h3&gt;&lt;i class="fa fa-truck"&gt;&lt;/i&gt; Shipping method&lt;/h3&gt;</text:p>
      <text:p text:style-name="P1"><text:s text:c="12"/>&lt;p&gt;{{ entity.shippingMethod }}&lt;/p&gt;</text:p>
      <text:p text:style-name="P1"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{{ subtotal_transaction|number_format(2, '.', ',') }}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{{ entity.shippingCost|number_format(2, '.', ',') }}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{{ (subtotal_transaction + entity.shippingCost)|number_format(2, '.', ',') }}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oft-page-break/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/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M21S</meta:editing-duration>
    <meta:editing-cycles>15</meta:editing-cycles>
    <meta:generator>OpenOffice.org/3.3$Win32 OpenOffice.org_project/330m20$Build-9567</meta:generator>
    <dc:date>2015-11-12T14:26:51.87</dc:date>
    <dc:creator>szymon idczak</dc:creator>
    <meta:document-statistic meta:table-count="0" meta:image-count="0" meta:object-count="0" meta:page-count="8" meta:paragraph-count="375" meta:word-count="1091" meta:character-count="16589"/>
    <meta:user-defined meta:name="Info 1"/>
    <meta:user-defined meta:name="Info 2"/>
    <meta:user-defined meta:name="Info 3"/>
    <meta:user-defined meta:name="Info 4"/>
  </office:meta>
</office:document-meta>
</file>